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adornments="Standard"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8pt" fo:language="de" fo:country="DE" officeooo:rsid="000bb69f" officeooo:paragraph-rsid="000bb69f" style:font-size-asian="8pt" style:font-size-complex="8pt"/>
    </style:style>
    <style:style style:name="P2" style:family="paragraph" style:parent-style-name="Footer">
      <style:text-properties fo:font-size="8pt" fo:language="de" fo:country="DE" officeooo:rsid="000bb69f" officeooo:paragraph-rsid="000bb69f" style:font-size-asian="8pt" style:font-size-complex="8pt"/>
    </style:style>
    <style:style style:name="P3" style:family="paragraph" style:parent-style-name="Standard">
      <style:text-properties style:font-name="Arial" fo:font-size="14pt" fo:language="de" fo:country="DE" style:font-size-asian="14pt" style:font-size-complex="14pt"/>
    </style:style>
    <style:style style:name="P4" style:family="paragraph" style:parent-style-name="Standard">
      <style:text-properties style:font-name="Arial" fo:font-size="14pt" fo:language="de" fo:country="DE" officeooo:rsid="000a448b" officeooo:paragraph-rsid="000a448b" style:font-size-asian="14pt" style:font-size-complex="14pt"/>
    </style:style>
    <style:style style:name="P5" style:family="paragraph" style:parent-style-name="Standard">
      <style:text-properties style:font-name="Arial" fo:font-size="14pt" fo:language="de" fo:country="DE" officeooo:rsid="001b054a" officeooo:paragraph-rsid="001b054a" style:font-size-asian="14pt" style:font-size-complex="14pt"/>
    </style:style>
    <style:style style:name="P6" style:family="paragraph" style:parent-style-name="Standard">
      <style:paragraph-properties fo:text-align="center" style:justify-single-word="false"/>
      <style:text-properties style:font-name="Arial" fo:font-size="32pt" fo:language="de" fo:country="DE" officeooo:rsid="001b054a" officeooo:paragraph-rsid="001b054a" style:font-size-asian="32pt" style:font-size-complex="32pt"/>
    </style:style>
    <style:style style:name="P7" style:family="paragraph" style:parent-style-name="Standard">
      <style:paragraph-properties fo:text-align="justify" style:justify-single-word="false"/>
      <style:text-properties officeooo:rsid="00211734" officeooo:paragraph-rsid="0022bfbe"/>
    </style:style>
    <style:style style:name="P8" style:family="paragraph" style:parent-style-name="Standard">
      <style:paragraph-properties fo:text-align="justify" style:justify-single-word="false"/>
      <style:text-properties officeooo:rsid="002179f2" officeooo:paragraph-rsid="002179f2"/>
    </style:style>
    <style:style style:name="P9" style:family="paragraph" style:parent-style-name="Standard" style:master-page-name="First_20_Page">
      <style:paragraph-properties style:page-number="auto"/>
      <style:text-properties style:font-name="Arial" fo:font-size="14pt" fo:language="de" fo:country="DE" officeooo:rsid="000a448b" officeooo:paragraph-rsid="000a448b" style:font-size-asian="14pt" style:font-size-complex="14pt"/>
    </style:style>
    <style:style style:name="P10" style:family="paragraph" style:parent-style-name="Standard">
      <style:paragraph-properties fo:text-align="justify" style:justify-single-word="false"/>
      <style:text-properties fo:color="#006600" style:font-name="Consolas" fo:font-size="10pt" fo:language="de" fo:country="DE" fo:font-style="normal" officeooo:rsid="002ea1ab" officeooo:paragraph-rsid="002ea1ab"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fo:color="#006600" style:font-name="Consolas" fo:font-size="10pt" fo:language="de" fo:country="DE" fo:font-style="normal" style:text-underline-style="none" officeooo:rsid="002ea1ab" officeooo:paragraph-rsid="002ea1ab"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fo:color="#006600" style:font-name="Consolas" fo:font-size="10pt" fo:language="de" fo:country="DE" officeooo:rsid="0039ade6" officeooo:paragraph-rsid="0039ade6" style:font-size-asian="10pt" style:font-size-complex="10pt"/>
    </style:style>
    <style:style style:name="P13" style:family="paragraph" style:parent-style-name="Standard">
      <style:paragraph-properties fo:text-align="justify" style:justify-single-word="false"/>
      <style:text-properties fo:font-size="11pt" fo:language="de" fo:country="DE" officeooo:rsid="001f7fde" officeooo:paragraph-rsid="001f7fde" style:font-size-asian="11pt" style:font-size-complex="11pt"/>
    </style:style>
    <style:style style:name="P14" style:family="paragraph" style:parent-style-name="Standard">
      <style:paragraph-properties fo:text-align="justify" style:justify-single-word="false"/>
      <style:text-properties fo:font-size="11pt" fo:language="de" fo:country="DE" officeooo:rsid="001f7fde" officeooo:paragraph-rsid="00211734" style:font-size-asian="11pt" style:font-size-complex="11pt"/>
    </style:style>
    <style:style style:name="P15" style:family="paragraph" style:parent-style-name="Standard">
      <style:paragraph-properties fo:text-align="center" style:justify-single-word="false"/>
      <style:text-properties fo:font-size="11pt" fo:language="de" fo:country="DE" officeooo:rsid="001f7fde" officeooo:paragraph-rsid="005a3ed6" style:font-size-asian="11pt" style:font-size-complex="11pt"/>
    </style:style>
    <style:style style:name="P16" style:family="paragraph" style:parent-style-name="Standard">
      <style:paragraph-properties fo:text-align="justify" style:justify-single-word="false"/>
      <style:text-properties fo:font-size="11pt" fo:language="de" fo:country="DE" officeooo:rsid="003f3ea4" officeooo:paragraph-rsid="005a3ed6" style:font-size-asian="11pt" style:font-size-complex="11pt"/>
    </style:style>
    <style:style style:name="P17" style:family="paragraph" style:parent-style-name="Standard">
      <style:paragraph-properties fo:text-align="justify" style:justify-single-word="false"/>
      <style:text-properties fo:font-size="11pt" fo:language="de" fo:country="DE" officeooo:rsid="00404c71" officeooo:paragraph-rsid="0041669c" style:font-size-asian="11pt" style:font-size-complex="11pt"/>
    </style:style>
    <style:style style:name="P18" style:family="paragraph" style:parent-style-name="Standard">
      <style:paragraph-properties fo:text-align="start" style:justify-single-word="false"/>
      <style:text-properties fo:font-size="11pt" fo:language="de" fo:country="DE" officeooo:rsid="005a3ed6" officeooo:paragraph-rsid="005a3ed6" style:font-size-asian="11pt" style:font-size-complex="11pt"/>
    </style:style>
    <style:style style:name="P19" style:family="paragraph" style:parent-style-name="Standard">
      <style:paragraph-properties fo:text-align="justify" style:justify-single-word="false"/>
      <style:text-properties fo:font-size="11pt" fo:language="de" fo:country="DE" officeooo:paragraph-rsid="005a3ed6" style:font-size-asian="11pt" style:font-size-complex="11pt"/>
    </style:style>
    <style:style style:name="P20" style:family="paragraph" style:parent-style-name="Standard">
      <style:paragraph-properties fo:text-align="justify" style:justify-single-word="false"/>
      <style:text-properties fo:font-size="11pt" fo:language="de" fo:country="DE" officeooo:paragraph-rsid="0035470e" style:font-size-asian="11pt" style:font-size-complex="11pt"/>
    </style:style>
    <style:style style:name="P21" style:family="paragraph" style:parent-style-name="Standard">
      <style:paragraph-properties fo:text-align="justify" style:justify-single-word="false"/>
      <style:text-properties fo:font-size="11pt" fo:language="de" fo:country="DE" officeooo:paragraph-rsid="00856bc6" style:font-size-asian="11pt" style:font-size-complex="11pt"/>
    </style:style>
    <style:style style:name="P22" style:family="paragraph" style:parent-style-name="Standard">
      <style:paragraph-properties fo:text-align="justify" style:justify-single-word="false"/>
      <style:text-properties fo:font-size="11pt" fo:language="de" fo:country="DE" officeooo:rsid="00298a58" officeooo:paragraph-rsid="00298a58" style:font-size-asian="11pt" style:font-size-complex="11pt"/>
    </style:style>
    <style:style style:name="P23" style:family="paragraph" style:parent-style-name="Standard">
      <style:paragraph-properties fo:text-align="justify" style:justify-single-word="false"/>
      <style:text-properties fo:font-size="11pt" fo:language="de" fo:country="DE" officeooo:rsid="00278af0" officeooo:paragraph-rsid="00278af0" style:font-size-asian="11pt" style:font-size-complex="11pt"/>
    </style:style>
    <style:style style:name="P24" style:family="paragraph" style:parent-style-name="Standard">
      <style:paragraph-properties fo:text-align="justify" style:justify-single-word="false"/>
      <style:text-properties fo:font-size="11pt" fo:language="de" fo:country="DE" officeooo:rsid="002ea1ab" officeooo:paragraph-rsid="002ea1ab" style:font-size-asian="11pt" style:font-size-complex="11pt"/>
    </style:style>
    <style:style style:name="P25" style:family="paragraph" style:parent-style-name="Standard">
      <style:paragraph-properties fo:text-align="justify" style:justify-single-word="false"/>
      <style:text-properties fo:font-size="11pt" fo:language="de" fo:country="DE" officeooo:rsid="002315f5" officeooo:paragraph-rsid="0022bfbe" style:font-size-asian="11pt" style:font-size-complex="11pt"/>
    </style:style>
    <style:style style:name="P26" style:family="paragraph" style:parent-style-name="Standard">
      <style:paragraph-properties fo:text-align="justify" style:justify-single-word="false"/>
      <style:text-properties fo:font-size="11pt" fo:language="de" fo:country="DE" officeooo:rsid="00234f48" officeooo:paragraph-rsid="00234f48" style:font-size-asian="11pt" style:font-size-complex="11pt"/>
    </style:style>
    <style:style style:name="P27" style:family="paragraph" style:parent-style-name="Standard">
      <style:paragraph-properties fo:text-align="justify" style:justify-single-word="false"/>
      <style:text-properties fo:font-size="11pt" fo:language="de" fo:country="DE" officeooo:rsid="00385ebf" officeooo:paragraph-rsid="0039ade6" style:font-size-asian="11pt" style:font-size-complex="11pt"/>
    </style:style>
    <style:style style:name="P28" style:family="paragraph" style:parent-style-name="Standard">
      <style:paragraph-properties fo:text-align="justify" style:justify-single-word="false"/>
      <style:text-properties fo:font-size="11pt" fo:language="de" fo:country="DE" officeooo:rsid="00385ebf" officeooo:paragraph-rsid="00385ebf" style:font-size-asian="11pt" style:font-size-complex="11pt"/>
    </style:style>
    <style:style style:name="P29" style:family="paragraph" style:parent-style-name="Standard">
      <style:paragraph-properties fo:text-align="justify" style:justify-single-word="false"/>
      <style:text-properties fo:font-size="11pt" fo:language="de" fo:country="DE" officeooo:rsid="0039ade6" officeooo:paragraph-rsid="0039ade6" style:font-size-asian="11pt" style:font-size-complex="11pt"/>
    </style:style>
    <style:style style:name="P30" style:family="paragraph" style:parent-style-name="Standard">
      <style:paragraph-properties fo:text-align="justify" style:justify-single-word="false"/>
      <style:text-properties fo:font-size="11pt" fo:language="de" fo:country="DE" officeooo:rsid="003679e6" officeooo:paragraph-rsid="0043eee3" style:font-size-asian="11pt" style:font-size-complex="11pt"/>
    </style:style>
    <style:style style:name="P31" style:family="paragraph" style:parent-style-name="Standard">
      <style:paragraph-properties fo:text-align="justify" style:justify-single-word="false"/>
      <style:text-properties fo:font-size="11pt" fo:language="de" fo:country="DE" officeooo:rsid="0036e5b9" officeooo:paragraph-rsid="0036e5b9" style:font-size-asian="11pt" style:font-size-complex="11pt"/>
    </style:style>
    <style:style style:name="P32" style:family="paragraph" style:parent-style-name="Standard">
      <style:paragraph-properties fo:text-align="justify" style:justify-single-word="false"/>
      <style:text-properties fo:font-size="11pt" fo:language="de" fo:country="DE" officeooo:rsid="00497295" officeooo:paragraph-rsid="00497295" style:font-size-asian="11pt" style:font-size-complex="11pt"/>
    </style:style>
    <style:style style:name="P33" style:family="paragraph" style:parent-style-name="Standard">
      <style:paragraph-properties fo:text-align="justify" style:justify-single-word="false"/>
      <style:text-properties fo:font-size="11pt" fo:language="de" fo:country="DE" officeooo:rsid="004b5485" officeooo:paragraph-rsid="004b5485" style:font-size-asian="11pt" style:font-size-complex="11pt"/>
    </style:style>
    <style:style style:name="P34" style:family="paragraph" style:parent-style-name="Standard">
      <style:paragraph-properties fo:text-align="justify" style:justify-single-word="false"/>
      <style:text-properties fo:font-size="11pt" fo:language="de" fo:country="DE" officeooo:rsid="004c8f0e" officeooo:paragraph-rsid="004c8f0e" style:font-size-asian="11pt" style:font-size-complex="11pt"/>
    </style:style>
    <style:style style:name="P35" style:family="paragraph" style:parent-style-name="Standard">
      <style:paragraph-properties fo:text-align="justify" style:justify-single-word="false"/>
      <style:text-properties fo:font-size="11pt" fo:language="de" fo:country="DE" officeooo:rsid="004f70a4" officeooo:paragraph-rsid="004f70a4" style:font-size-asian="11pt" style:font-size-complex="11pt"/>
    </style:style>
    <style:style style:name="P36" style:family="paragraph" style:parent-style-name="Standard">
      <style:paragraph-properties fo:text-align="justify" style:justify-single-word="false"/>
      <style:text-properties fo:font-size="11pt" fo:language="de" fo:country="DE" officeooo:rsid="00635ce3" officeooo:paragraph-rsid="00635ce3" style:font-size-asian="11pt" style:font-size-complex="11pt"/>
    </style:style>
    <style:style style:name="P37" style:family="paragraph" style:parent-style-name="Standard">
      <style:paragraph-properties fo:text-align="justify" style:justify-single-word="false"/>
      <style:text-properties fo:font-size="11pt" fo:language="de" fo:country="DE" officeooo:rsid="00646c3c" officeooo:paragraph-rsid="00646c3c" style:font-size-asian="11pt" style:font-size-complex="11pt"/>
    </style:style>
    <style:style style:name="P38" style:family="paragraph" style:parent-style-name="Standard">
      <style:paragraph-properties fo:text-align="justify" style:justify-single-word="false"/>
      <style:text-properties fo:font-size="11pt" fo:language="de" fo:country="DE" officeooo:rsid="006949c5" officeooo:paragraph-rsid="006949c5" style:font-size-asian="11pt" style:font-size-complex="11pt"/>
    </style:style>
    <style:style style:name="P39" style:family="paragraph" style:parent-style-name="Standard">
      <style:paragraph-properties fo:text-align="justify" style:justify-single-word="false"/>
      <style:text-properties fo:font-size="11pt" fo:language="de" fo:country="DE" officeooo:rsid="006fd670" officeooo:paragraph-rsid="007be75b" style:font-size-asian="11pt" style:font-size-complex="11pt"/>
    </style:style>
    <style:style style:name="P40" style:family="paragraph" style:parent-style-name="Standard">
      <style:paragraph-properties fo:text-align="justify" style:justify-single-word="false"/>
      <style:text-properties fo:font-size="11pt" fo:language="de" fo:country="DE" officeooo:rsid="00712e5d" officeooo:paragraph-rsid="007be75b" style:font-size-asian="11pt" style:font-size-complex="11pt"/>
    </style:style>
    <style:style style:name="P41" style:family="paragraph" style:parent-style-name="Standard">
      <style:paragraph-properties fo:text-align="justify" style:justify-single-word="false"/>
      <style:text-properties fo:font-size="11pt" fo:language="de" fo:country="DE" officeooo:rsid="0075548b" style:font-size-asian="11pt" style:font-size-complex="11pt"/>
    </style:style>
    <style:style style:name="P42" style:family="paragraph" style:parent-style-name="Standard">
      <style:paragraph-properties fo:text-align="justify" style:justify-single-word="false"/>
      <style:text-properties fo:font-size="11pt" fo:language="de" fo:country="DE" officeooo:rsid="0075548b" officeooo:paragraph-rsid="007be75b" style:font-size-asian="11pt" style:font-size-complex="11pt"/>
    </style:style>
    <style:style style:name="P43" style:family="paragraph" style:parent-style-name="Standard">
      <style:paragraph-properties fo:text-align="justify" style:justify-single-word="false"/>
      <style:text-properties fo:font-size="11pt" fo:language="de" fo:country="DE" officeooo:rsid="00774f39" officeooo:paragraph-rsid="007be75b" style:font-size-asian="11pt" style:font-size-complex="11pt"/>
    </style:style>
    <style:style style:name="P44" style:family="paragraph" style:parent-style-name="Standard">
      <style:paragraph-properties fo:text-align="justify" style:justify-single-word="false"/>
      <style:text-properties fo:font-size="11pt" fo:language="de" fo:country="DE" officeooo:rsid="0078605a" officeooo:paragraph-rsid="007be75b" style:font-size-asian="11pt" style:font-size-complex="11pt"/>
    </style:style>
    <style:style style:name="P45" style:family="paragraph" style:parent-style-name="Standard">
      <style:paragraph-properties fo:text-align="justify" style:justify-single-word="false"/>
      <style:text-properties fo:font-size="11pt" fo:language="de" fo:country="DE" officeooo:rsid="0078605a" officeooo:paragraph-rsid="00774f39" style:font-size-asian="11pt" style:font-size-complex="11pt"/>
    </style:style>
    <style:style style:name="P46" style:family="paragraph" style:parent-style-name="Standard">
      <style:paragraph-properties fo:text-align="justify" style:justify-single-word="false"/>
      <style:text-properties style:font-name="Consolas" fo:font-size="10pt" fo:language="de" fo:country="DE" officeooo:rsid="002ea1ab" officeooo:paragraph-rsid="00459259" style:font-size-asian="10pt" style:font-size-complex="10pt"/>
    </style:style>
    <style:style style:name="P47" style:family="paragraph" style:parent-style-name="Standard">
      <style:paragraph-properties fo:text-align="justify" style:justify-single-word="false"/>
      <style:text-properties style:font-name="Consolas" fo:font-size="10pt" fo:language="de" fo:country="DE" officeooo:rsid="002ea1ab" officeooo:paragraph-rsid="002ea1ab" style:font-size-asian="10pt" style:font-size-complex="10pt"/>
    </style:style>
    <style:style style:name="P48" style:family="paragraph" style:parent-style-name="Standard">
      <style:paragraph-properties fo:text-align="justify" style:justify-single-word="false"/>
      <style:text-properties style:font-name="Consolas" fo:font-size="10pt" fo:language="de" fo:country="DE" officeooo:rsid="002ea1ab" officeooo:paragraph-rsid="0043035a" style:font-size-asian="10pt" style:font-size-complex="10pt"/>
    </style:style>
    <style:style style:name="P49" style:family="paragraph" style:parent-style-name="Standard">
      <style:paragraph-properties fo:text-align="justify" style:justify-single-word="false"/>
      <style:text-properties style:font-name="Consolas" fo:font-size="10pt" fo:language="de" fo:country="DE" officeooo:rsid="0039ade6" officeooo:paragraph-rsid="0039ade6" style:font-size-asian="10pt" style:font-size-complex="10pt"/>
    </style:style>
    <style:style style:name="P50" style:family="paragraph" style:parent-style-name="Standard">
      <style:paragraph-properties fo:text-align="justify" style:justify-single-word="false"/>
      <style:text-properties fo:language="de" fo:country="DE" officeooo:paragraph-rsid="0043035a"/>
    </style:style>
    <style:style style:name="P51" style:family="paragraph" style:parent-style-name="Standard">
      <style:paragraph-properties fo:text-align="justify" style:justify-single-word="false"/>
      <style:text-properties style:font-name="Arial" fo:font-size="10pt" fo:language="de" fo:country="DE" officeooo:rsid="00497295" officeooo:paragraph-rsid="00497295" style:font-size-asian="8.75pt" style:font-size-complex="10pt"/>
    </style:style>
    <style:style style:name="P52" style:family="paragraph" style:parent-style-name="Standard">
      <style:paragraph-properties fo:text-align="justify" style:justify-single-word="false"/>
      <style:text-properties fo:font-size="10pt" fo:language="de" fo:country="DE" officeooo:rsid="00278af0" officeooo:paragraph-rsid="00278af0" style:font-size-asian="8.75pt" style:font-size-complex="10pt"/>
    </style:style>
    <style:style style:name="P53" style:family="paragraph" style:parent-style-name="Standard">
      <style:paragraph-properties fo:text-align="justify" style:justify-single-word="false"/>
      <style:text-properties fo:font-size="10pt" fo:language="de" fo:country="DE" officeooo:rsid="001f7fde" officeooo:paragraph-rsid="001f7fde" style:font-size-asian="8.75pt" style:font-size-complex="10pt"/>
    </style:style>
    <style:style style:name="P54" style:family="paragraph" style:parent-style-name="Standard">
      <style:paragraph-properties fo:text-align="justify" style:justify-single-word="false"/>
      <style:text-properties fo:font-size="10pt" fo:language="de" fo:country="DE" officeooo:rsid="001f7fde" officeooo:paragraph-rsid="005a3ed6" style:font-size-asian="8.75pt" style:font-size-complex="10pt"/>
    </style:style>
    <style:style style:name="P55" style:family="paragraph" style:parent-style-name="Standard">
      <style:paragraph-properties fo:text-align="justify" style:justify-single-word="false"/>
      <style:text-properties fo:font-size="10pt" fo:language="de" fo:country="DE" style:font-size-asian="8.75pt" style:font-size-complex="10pt"/>
    </style:style>
    <style:style style:name="P56" style:family="paragraph" style:parent-style-name="Standard">
      <style:paragraph-properties fo:text-align="justify" style:justify-single-word="false"/>
      <style:text-properties fo:font-size="10pt" fo:language="de" fo:country="DE" officeooo:paragraph-rsid="001b15cd" style:font-size-asian="8.75pt" style:font-size-complex="10pt"/>
    </style:style>
    <style:style style:name="P57" style:family="paragraph" style:parent-style-name="Standard">
      <style:paragraph-properties fo:text-align="justify" style:justify-single-word="false"/>
      <style:text-properties fo:font-size="10pt" fo:language="de" fo:country="DE" officeooo:paragraph-rsid="005a3ed6" style:font-size-asian="8.75pt" style:font-size-complex="10pt"/>
    </style:style>
    <style:style style:name="P58" style:family="paragraph" style:parent-style-name="Standard">
      <style:paragraph-properties fo:text-align="justify" style:justify-single-word="false"/>
      <style:text-properties fo:font-size="10pt" fo:language="de" fo:country="DE" officeooo:paragraph-rsid="00856bc6" style:font-size-asian="8.75pt" style:font-size-complex="10pt"/>
    </style:style>
    <style:style style:name="P59" style:family="paragraph" style:parent-style-name="Standard">
      <style:paragraph-properties fo:text-align="justify" style:justify-single-word="false"/>
      <style:text-properties fo:font-size="10pt" fo:language="de" fo:country="DE" officeooo:rsid="00404c71" officeooo:paragraph-rsid="0041669c" style:font-size-asian="8.75pt" style:font-size-complex="10pt"/>
    </style:style>
    <style:style style:name="P60" style:family="paragraph" style:parent-style-name="Standard">
      <style:paragraph-properties fo:text-align="justify" style:justify-single-word="false"/>
      <style:text-properties fo:font-size="10pt" fo:language="de" fo:country="DE" officeooo:rsid="003f3ea4" officeooo:paragraph-rsid="0041669c" style:font-size-asian="8.75pt" style:font-size-complex="10pt"/>
    </style:style>
    <style:style style:name="P61" style:family="paragraph" style:parent-style-name="Standard">
      <style:paragraph-properties fo:text-align="justify" style:justify-single-word="false"/>
      <style:text-properties fo:font-size="10pt" fo:language="de" fo:country="DE" officeooo:rsid="003f3ea4" officeooo:paragraph-rsid="003f3ea4" style:font-size-asian="8.75pt" style:font-size-complex="10pt"/>
    </style:style>
    <style:style style:name="P62" style:family="paragraph" style:parent-style-name="Standard">
      <style:paragraph-properties fo:text-align="justify" style:justify-single-word="false"/>
      <style:text-properties fo:font-size="10pt" fo:language="de" fo:country="DE" officeooo:rsid="002ea1ab" officeooo:paragraph-rsid="002ea1ab" style:font-size-asian="8.75pt" style:font-size-complex="10pt"/>
    </style:style>
    <style:style style:name="P63" style:family="paragraph" style:parent-style-name="Standard">
      <style:paragraph-properties fo:text-align="justify" style:justify-single-word="false"/>
      <style:text-properties fo:font-size="10pt" fo:language="de" fo:country="DE" officeooo:rsid="001b15cd" officeooo:paragraph-rsid="001f7fde" style:font-size-asian="8.75pt" style:font-size-complex="10pt"/>
    </style:style>
    <style:style style:name="P64" style:family="paragraph" style:parent-style-name="Standard">
      <style:paragraph-properties fo:text-align="justify" style:justify-single-word="false"/>
      <style:text-properties fo:font-size="10pt" fo:language="de" fo:country="DE" officeooo:rsid="001b15cd" officeooo:paragraph-rsid="001b15cd" style:font-size-asian="8.75pt" style:font-size-complex="10pt"/>
    </style:style>
    <style:style style:name="P65" style:family="paragraph" style:parent-style-name="Standard">
      <style:paragraph-properties fo:text-align="justify" style:justify-single-word="false"/>
      <style:text-properties fo:font-size="10pt" fo:language="de" fo:country="DE" officeooo:rsid="002179f2" officeooo:paragraph-rsid="002179f2" style:font-size-asian="8.75pt" style:font-size-complex="10pt"/>
    </style:style>
    <style:style style:name="P66" style:family="paragraph" style:parent-style-name="Standard">
      <style:paragraph-properties fo:text-align="justify" style:justify-single-word="false"/>
      <style:text-properties fo:font-size="10pt" fo:language="de" fo:country="DE" officeooo:rsid="00211734" officeooo:paragraph-rsid="00211734" style:font-size-asian="8.75pt" style:font-size-complex="10pt"/>
    </style:style>
    <style:style style:name="P67" style:family="paragraph" style:parent-style-name="Standard">
      <style:paragraph-properties fo:text-align="justify" style:justify-single-word="false"/>
      <style:text-properties fo:font-size="10pt" fo:language="de" fo:country="DE" officeooo:rsid="00261f67" officeooo:paragraph-rsid="00261f67" style:font-size-asian="8.75pt" style:font-size-complex="10pt"/>
    </style:style>
    <style:style style:name="P68" style:family="paragraph" style:parent-style-name="Standard">
      <style:paragraph-properties fo:text-align="justify" style:justify-single-word="false"/>
      <style:text-properties fo:font-size="10pt" fo:language="de" fo:country="DE" officeooo:rsid="00385ebf" officeooo:paragraph-rsid="0039ade6" style:font-size-asian="8.75pt" style:font-size-complex="10pt"/>
    </style:style>
    <style:style style:name="P69" style:family="paragraph" style:parent-style-name="Standard">
      <style:paragraph-properties fo:text-align="justify" style:justify-single-word="false"/>
      <style:text-properties fo:font-size="10pt" fo:language="de" fo:country="DE" officeooo:rsid="00385ebf" officeooo:paragraph-rsid="00385ebf" style:font-size-asian="8.75pt" style:font-size-complex="10pt"/>
    </style:style>
    <style:style style:name="P70" style:family="paragraph" style:parent-style-name="Standard">
      <style:paragraph-properties fo:text-align="justify" style:justify-single-word="false"/>
      <style:text-properties fo:font-size="10pt" fo:language="de" fo:country="DE" officeooo:rsid="003679e6" officeooo:paragraph-rsid="003679e6" style:font-size-asian="8.75pt" style:font-size-complex="10pt"/>
    </style:style>
    <style:style style:name="P71" style:family="paragraph" style:parent-style-name="Standard">
      <style:paragraph-properties fo:text-align="justify" style:justify-single-word="false"/>
      <style:text-properties fo:font-size="10pt" fo:language="de" fo:country="DE" officeooo:rsid="0036e5b9" officeooo:paragraph-rsid="0036e5b9" style:font-size-asian="8.75pt" style:font-size-complex="10pt"/>
    </style:style>
    <style:style style:name="P72" style:family="paragraph" style:parent-style-name="Standard">
      <style:paragraph-properties fo:text-align="justify" style:justify-single-word="false"/>
      <style:text-properties fo:font-size="10pt" fo:language="de" fo:country="DE" officeooo:rsid="004b5485" officeooo:paragraph-rsid="004b5485" style:font-size-asian="8.75pt" style:font-size-complex="10pt"/>
    </style:style>
    <style:style style:name="P73" style:family="paragraph" style:parent-style-name="Standard">
      <style:paragraph-properties fo:text-align="justify" style:justify-single-word="false"/>
      <style:text-properties fo:font-size="10pt" fo:language="de" fo:country="DE" officeooo:rsid="004f70a4" officeooo:paragraph-rsid="001b15cd" style:font-size-asian="8.75pt" style:font-size-complex="10pt"/>
    </style:style>
    <style:style style:name="P74" style:family="paragraph" style:parent-style-name="Standard">
      <style:paragraph-properties fo:text-align="justify" style:justify-single-word="false"/>
      <style:text-properties fo:font-size="10pt" fo:language="de" fo:country="DE" officeooo:rsid="004f70a4" officeooo:paragraph-rsid="004f70a4" style:font-size-asian="8.75pt" style:font-size-complex="10pt"/>
    </style:style>
    <style:style style:name="P75" style:family="paragraph" style:parent-style-name="Standard">
      <style:paragraph-properties fo:text-align="justify" style:justify-single-word="false"/>
      <style:text-properties fo:font-size="10pt" fo:language="de" fo:country="DE" officeooo:rsid="00635ce3" officeooo:paragraph-rsid="00635ce3" style:font-size-asian="8.75pt" style:font-size-complex="10pt"/>
    </style:style>
    <style:style style:name="P76" style:family="paragraph" style:parent-style-name="Standard">
      <style:paragraph-properties fo:text-align="justify" style:justify-single-word="false"/>
      <style:text-properties fo:font-size="10pt" fo:language="de" fo:country="DE" officeooo:rsid="00646c3c" officeooo:paragraph-rsid="00646c3c" style:font-size-asian="8.75pt" style:font-size-complex="10pt"/>
    </style:style>
    <style:style style:name="P77" style:family="paragraph" style:parent-style-name="Standard">
      <style:paragraph-properties fo:text-align="justify" style:justify-single-word="false"/>
      <style:text-properties fo:font-size="10pt" fo:language="de" fo:country="DE" officeooo:rsid="006949c5" officeooo:paragraph-rsid="006949c5" style:font-size-asian="8.75pt" style:font-size-complex="10pt"/>
    </style:style>
    <style:style style:name="P78" style:family="paragraph" style:parent-style-name="Standard">
      <style:paragraph-properties fo:text-align="justify" style:justify-single-word="false"/>
      <style:text-properties fo:font-size="10pt" fo:language="de" fo:country="DE" officeooo:rsid="006fd670" officeooo:paragraph-rsid="007be75b" style:font-size-asian="8.75pt" style:font-size-complex="10pt"/>
    </style:style>
    <style:style style:name="P79" style:family="paragraph" style:parent-style-name="Standard">
      <style:paragraph-properties fo:text-align="justify" style:justify-single-word="false"/>
      <style:text-properties fo:font-size="10pt" fo:language="de" fo:country="DE" officeooo:rsid="00712e5d" officeooo:paragraph-rsid="007be75b" style:font-size-asian="8.75pt" style:font-size-complex="10pt"/>
    </style:style>
    <style:style style:name="P80" style:family="paragraph" style:parent-style-name="Standard">
      <style:paragraph-properties fo:text-align="justify" style:justify-single-word="false"/>
      <style:text-properties fo:font-size="10pt" fo:language="de" fo:country="DE" officeooo:rsid="0075548b" officeooo:paragraph-rsid="007be75b" style:font-size-asian="8.75pt" style:font-size-complex="10pt"/>
    </style:style>
    <style:style style:name="P81" style:family="paragraph" style:parent-style-name="Standard">
      <style:paragraph-properties fo:text-align="justify" style:justify-single-word="false"/>
      <style:text-properties fo:font-size="10pt" fo:language="de" fo:country="DE" officeooo:rsid="00774f39" officeooo:paragraph-rsid="007be75b" style:font-size-asian="8.75pt" style:font-size-complex="10pt"/>
    </style:style>
    <style:style style:name="P82" style:family="paragraph" style:parent-style-name="Heading_20_1">
      <style:text-properties fo:language="de" fo:country="DE"/>
    </style:style>
    <style:style style:name="P83" style:family="paragraph" style:parent-style-name="Heading_20_1">
      <style:paragraph-properties fo:text-align="justify" style:justify-single-word="false"/>
      <style:text-properties fo:language="de" fo:country="DE" officeooo:rsid="001729c3" officeooo:paragraph-rsid="001729c3"/>
    </style:style>
    <style:style style:name="P84" style:family="paragraph" style:parent-style-name="Heading_20_1">
      <style:paragraph-properties fo:text-align="justify" style:justify-single-word="false"/>
      <style:text-properties fo:language="de" fo:country="DE"/>
    </style:style>
    <style:style style:name="P85" style:family="paragraph" style:parent-style-name="Heading_20_2">
      <style:paragraph-properties fo:text-align="justify" style:justify-single-word="false"/>
      <style:text-properties fo:font-size="14pt" fo:language="de" fo:country="DE" style:font-size-asian="14pt" style:font-size-complex="14pt"/>
    </style:style>
    <style:style style:name="P86" style:family="paragraph" style:parent-style-name="Heading_20_2">
      <style:paragraph-properties fo:text-align="justify" style:justify-single-word="false"/>
      <style:text-properties fo:language="de" fo:country="D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text-underline-style="none"/>
    </style:style>
    <style:style style:name="T2" style:family="text">
      <style:text-properties fo:color="#000000" style:font-name="Consolas1" fo:font-size="10pt" style:font-size-asian="10pt"/>
    </style:style>
    <style:style style:name="T3" style:family="text">
      <style:text-properties officeooo:rsid="001b054a"/>
    </style:style>
    <style:style style:name="T4" style:family="text">
      <style:text-properties style:use-window-font-color="true"/>
    </style:style>
    <style:style style:name="T5" style:family="text">
      <style:text-properties style:use-window-font-color="true" style:text-underline-style="none"/>
    </style:style>
    <style:style style:name="T6" style:family="text">
      <style:text-properties style:use-window-font-color="true" officeooo:rsid="002bf9e0"/>
    </style:style>
    <style:style style:name="T7" style:family="text">
      <style:text-properties officeooo:rsid="001f7fde"/>
    </style:style>
    <style:style style:name="T8" style:family="text">
      <style:text-properties officeooo:rsid="00211734"/>
    </style:style>
    <style:style style:name="T9" style:family="text">
      <style:text-properties officeooo:rsid="00248f1c"/>
    </style:style>
    <style:style style:name="T10" style:family="text">
      <style:text-properties officeooo:rsid="002a1ddf"/>
    </style:style>
    <style:style style:name="T11" style:family="text">
      <style:text-properties officeooo:rsid="002bf9e0"/>
    </style:style>
    <style:style style:name="T12" style:family="text">
      <style:text-properties fo:color="#0000cc"/>
    </style:style>
    <style:style style:name="T13" style:family="text">
      <style:text-properties fo:color="#0000cc" style:text-underline-style="solid" style:text-underline-width="auto" style:text-underline-color="font-color"/>
    </style:style>
    <style:style style:name="T14" style:family="text">
      <style:text-properties fo:font-weight="bold" style:font-weight-asian="bold" style:font-weight-complex="bold"/>
    </style:style>
    <style:style style:name="T15" style:family="text">
      <style:text-properties fo:font-weight="bold" officeooo:rsid="00248f1c" style:font-weight-asian="bold" style:font-weight-complex="bold"/>
    </style:style>
    <style:style style:name="T16" style:family="text">
      <style:text-properties fo:font-weight="bold" officeooo:rsid="00261f67" style:font-weight-asian="bold" style:font-weight-complex="bold"/>
    </style:style>
    <style:style style:name="T17" style:family="text">
      <style:text-properties fo:color="#7e0021" fo:font-weight="bold" style:font-weight-asian="bold" style:font-weight-complex="bold"/>
    </style:style>
    <style:style style:name="T18" style:family="text">
      <style:text-properties fo:color="#ff3333"/>
    </style:style>
    <style:style style:name="T19" style:family="text">
      <style:text-properties fo:color="#333333"/>
    </style:style>
    <style:style style:name="T20" style:family="text">
      <style:text-properties officeooo:rsid="0035470e"/>
    </style:style>
    <style:style style:name="T21" style:family="text">
      <style:text-properties officeooo:rsid="0036e5b9"/>
    </style:style>
    <style:style style:name="T22" style:family="text">
      <style:text-properties officeooo:rsid="00385ebf"/>
    </style:style>
    <style:style style:name="T23" style:family="text">
      <style:text-properties fo:color="#9900ff"/>
    </style:style>
    <style:style style:name="T24" style:family="text">
      <style:text-properties officeooo:rsid="0041669c"/>
    </style:style>
    <style:style style:name="T25" style:family="text">
      <style:text-properties fo:color="#7f0055" style:font-name="Consolas1" fo:font-size="10pt" fo:font-weight="bold" style:font-size-asian="10pt" style:font-weight-asian="bold"/>
    </style:style>
    <style:style style:name="T26" style:family="text">
      <style:text-properties fo:color="#7f0055" style:font-name="Consolas1" fo:font-weight="bold" style:font-weight-asian="bold" style:font-weight-complex="bold"/>
    </style:style>
    <style:style style:name="T27" style:family="text">
      <style:text-properties fo:color="#7f0055" style:font-name="Consolas1" fo:font-weight="bold" officeooo:rsid="0043035a" style:font-weight-asian="bold" style:font-weight-complex="bold"/>
    </style:style>
    <style:style style:name="T28" style:family="text">
      <style:text-properties fo:color="#7f0055" style:font-name="Consolas1" fo:font-weight="bold" officeooo:rsid="00459259" style:font-weight-asian="bold" style:font-weight-complex="bold"/>
    </style:style>
    <style:style style:name="T29" style:family="text">
      <style:text-properties fo:color="#0000c0" style:font-name="Consolas1" fo:font-size="10pt" style:font-size-asian="10pt"/>
    </style:style>
    <style:style style:name="T30" style:family="text">
      <style:text-properties officeooo:rsid="0043eee3"/>
    </style:style>
    <style:style style:name="T31" style:family="text">
      <style:text-properties officeooo:rsid="004b5485"/>
    </style:style>
    <style:style style:name="T32" style:family="text">
      <style:text-properties style:font-name="Arial"/>
    </style:style>
    <style:style style:name="T33" style:family="text">
      <style:text-properties style:font-name="Arial" officeooo:rsid="004c8f0e"/>
    </style:style>
    <style:style style:name="T34" style:family="text">
      <style:text-properties style:font-name="Arial" officeooo:rsid="004e41db"/>
    </style:style>
    <style:style style:name="T35" style:family="text">
      <style:text-properties style:font-name="Arial" officeooo:rsid="004eee8c"/>
    </style:style>
    <style:style style:name="T36" style:family="text">
      <style:text-properties style:font-name="Arial" officeooo:rsid="0054d728"/>
    </style:style>
    <style:style style:name="T37" style:family="text">
      <style:text-properties officeooo:rsid="00501a03"/>
    </style:style>
    <style:style style:name="T38" style:family="text">
      <style:text-properties officeooo:rsid="0053d933"/>
    </style:style>
    <style:style style:name="T39" style:family="text">
      <style:text-properties officeooo:rsid="005bbe3e"/>
    </style:style>
    <style:style style:name="T40" style:family="text">
      <style:text-properties fo:font-size="11pt" officeooo:rsid="0043035a" style:font-size-asian="11pt" style:font-size-complex="11pt"/>
    </style:style>
    <style:style style:name="T41" style:family="text">
      <style:text-properties fo:font-size="11pt" fo:language="de" fo:country="DE" style:font-size-asian="11pt" style:font-size-complex="11pt"/>
    </style:style>
    <style:style style:name="T42" style:family="text">
      <style:text-properties fo:font-size="11pt" fo:language="de" fo:country="DE" officeooo:rsid="002315f5" style:font-size-asian="11pt" style:font-size-complex="11pt"/>
    </style:style>
    <style:style style:name="T43" style:family="text">
      <style:text-properties fo:font-size="11pt" fo:language="de" fo:country="DE" officeooo:rsid="0022bfbe" style:font-size-asian="11pt" style:font-size-complex="11pt"/>
    </style:style>
    <style:style style:name="T44" style:family="text">
      <style:text-properties officeooo:rsid="006176a7"/>
    </style:style>
    <style:style style:name="T45" style:family="text">
      <style:text-properties officeooo:rsid="006648d2"/>
    </style:style>
    <style:style style:name="T46" style:family="text">
      <style:text-properties officeooo:rsid="006736cb"/>
    </style:style>
    <style:style style:name="T47" style:family="text">
      <style:text-properties officeooo:rsid="006a395b"/>
    </style:style>
    <style:style style:name="T48" style:family="text">
      <style:text-properties officeooo:rsid="00774f39"/>
    </style:style>
    <style:style style:name="T49" style:family="text">
      <style:text-properties officeooo:rsid="0078605a"/>
    </style:style>
    <style:style style:name="T50" style:family="text">
      <style:text-properties officeooo:rsid="0079295a"/>
    </style:style>
    <style:style style:name="T51" style:family="text">
      <style:text-properties officeooo:rsid="00814830"/>
    </style:style>
    <style:style style:name="T52" style:family="text">
      <style:text-properties officeooo:rsid="0082a586"/>
    </style:style>
    <style:style style:name="T53" style:family="text">
      <style:text-properties fo:font-size="14pt" style:font-size-asian="14pt" style:font-size-complex="14pt"/>
    </style:style>
    <style:style style:name="T54" style:family="text">
      <style:text-properties fo:font-size="14pt" officeooo:rsid="0053d933" style:font-size-asian="14pt" style:font-size-complex="14pt"/>
    </style:style>
    <style:style style:name="T55" style:family="text">
      <style:text-properties fo:font-size="14pt" officeooo:rsid="00248f1c" style:font-size-asian="14pt" style:font-size-complex="14pt"/>
    </style:style>
    <style:style style:name="T56" style:family="text">
      <style:text-properties officeooo:rsid="006caba5"/>
    </style:style>
    <style:style style:name="T57" style:family="text">
      <style:text-properties officeooo:rsid="00261f67"/>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a xlink:type="simple" xlink:href="http://www.haw-hamburg.de/"><text:span text:style-name="T5">Hochschule für Angewandte Wissenschaften Hamburg</text:span></text:a></text:p>
      <text:p text:style-name="P4"><text:a xlink:type="simple" xlink:href="http://www.haw-hamburg.de/nc/dmi.html"><text:span text:style-name="T5">Fakultät Design, Medien und Information</text:span></text:a></text:p>
      <text:p text:style-name="P4"><text:a xlink:type="simple" xlink:href="http://www.haw-hamburg.de/nc/medientechnik.html"><text:span text:style-name="T5">Department Medientechnik</text:span></text:a></text:p>
      <text:p text:style-name="P4"><text:a xlink:type="simple" xlink:href="http://www.haw-hamburg.de/medientechnik/studiengaenge/media-systems.html"><text:span text:style-name="T5">Studiengang Media Systems</text:span></text:a></text:p>
      <text:p text:style-name="P5">Mobile Systeme</text:p>
      <text:p text:style-name="P4"><text:span text:style-name="T3">So</text:span>Se 2014</text:p>
      <text:p text:style-name="P4">Dozent: Prof. Dr. <text:span text:style-name="T3">Andreas Plaß</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okumentation zu</text:p>
      <text:p text:style-name="P6">„Sind wir schon d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51">Urheber</text:span>:<text:tab/><text:tab/><text:tab/><text:a xlink:type="simple" xlink:href="https://blackpinguin.de/"><text:span text:style-name="T1">Robin Christopher Ladiges</text:span></text:a></text:p>
      <text:p text:style-name="P4">Matrikelnummer:<text:tab/><text:tab/>1978865</text:p>
      <text:p text:style-name="P4">Abgabedatum:<text:tab/><text:tab/>20<text:span text:style-name="T3">14</text:span>-<text:span text:style-name="T3">06-2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87"><text:a xlink:type="simple" xlink:href="#__RefHeading__1813_910492913" text:style-name="Index_20_Link" text:visited-style-name="Index_20_Link">1. Einleitung<text:tab/>2</text:a></text:p>
          <text:p text:style-name="P87"><text:a xlink:type="simple" xlink:href="#__RefHeading__706_137335624" text:style-name="Index_20_Link" text:visited-style-name="Index_20_Link">2. Screenshots<text:tab/>3</text:a></text:p>
          <text:p text:style-name="P87"><text:a xlink:type="simple" xlink:href="#__RefHeading__221_137335624" text:style-name="Index_20_Link" text:visited-style-name="Index_20_Link">3. Entwicklungsumgebung<text:tab/>3</text:a></text:p>
          <text:p text:style-name="P88"><text:a xlink:type="simple" xlink:href="#__RefHeading__515_137335624" text:style-name="Index_20_Link" text:visited-style-name="Index_20_Link">3.1 Scala<text:tab/>4</text:a></text:p>
          <text:p text:style-name="P88"><text:a xlink:type="simple" xlink:href="#__RefHeading__225_137335624" text:style-name="Index_20_Link" text:visited-style-name="Index_20_Link">3.2 Eclipse-Addons<text:tab/>5</text:a></text:p>
          <text:p text:style-name="P87"><text:a xlink:type="simple" xlink:href="#__RefHeading__227_137335624" text:style-name="Index_20_Link" text:visited-style-name="Index_20_Link">4. Pakete<text:tab/>5</text:a></text:p>
          <text:p text:style-name="P88"><text:a xlink:type="simple" xlink:href="#__RefHeading__229_137335624" text:style-name="Index_20_Link" text:visited-style-name="Index_20_Link">4.1 si<text:tab/>6</text:a></text:p>
          <text:p text:style-name="P88"><text:a xlink:type="simple" xlink:href="#__RefHeading__231_137335624" text:style-name="Index_20_Link" text:visited-style-name="Index_20_Link">4.2 activities<text:tab/>7</text:a></text:p>
          <text:p text:style-name="P88"><text:a xlink:type="simple" xlink:href="#__RefHeading__233_137335624" text:style-name="Index_20_Link" text:visited-style-name="Index_20_Link">4.3 views<text:tab/>8</text:a></text:p>
          <text:p text:style-name="P88"><text:a xlink:type="simple" xlink:href="#__RefHeading__953_564455871" text:style-name="Index_20_Link" text:visited-style-name="Index_20_Link">4.4 util<text:tab/>9</text:a></text:p>
        </text:index-body>
      </text:table-of-content>
      <text:p text:style-name="P55"/>
      <text:h text:style-name="P83" text:outline-level="1"><text:bookmark-start text:name="__RefHeading__1813_910492913"/>1.<text:tab/><text:tab/>Einleitung<text:bookmark-end text:name="__RefHeading__1813_910492913"/></text:h>
      <text:p text:style-name="P13">„Sind wir schon da?“ ist eine Android App, <text:span text:style-name="T52">für die Android API 4.0 oder höher</text:span>, die es erlaubt zwi­schen den physikalischen Größen Geschwindigkeit, Entfernung und Zeit hin und her zu rechnen. Dabei werden für jede Größe meh­rere Einheiten angeboten aus denen der Benutzer wählen kann. Neben der Funktion die Werte zu den jeweiligen Einheiten selbst einzugeben, besteht auch die Möglichkeit einige vorgegebene Grö­ßen auszuwählen oder mit dem mobilen Gerät zu messen.</text:p>
      <text:p text:style-name="P53"/>
      <text:p text:style-name="P15"><draw:frame draw:style-name="fr1" draw:name="Bild5" text:anchor-type="as-char" svg:width="13.6cm" style:rel-width="80%" svg:height="8.029cm" style:rel-height="scale" draw:z-index="6"><draw:image xlink:href="../Grafiken/GUI.png" xlink:type="simple" xlink:show="embed" xlink:actuate="onLoad"/></draw:frame></text:p>
      <text:p text:style-name="P54"/>
      <text:p text:style-name="P16">Die App startet in der MainActivity, von dort aus hat der Benutzer die Möglichkeit in eine der drei Activities CalcSpeedActivity, CalcTimeActivity oder CalcDistanceActivity zu wechseln (Activity im Diagramm als A abgekürzt).</text:p>
      <text:p text:style-name="P60"/>
      <text:p text:style-name="P17">In den Calc Activities kann der Benutzer selbst Werte eintragen, Einheiten auswählen und dadurch die gewünschte Rechnung ausführen. Über den Button mit der Bezeichnung „...“ gelangt er in die Select <text:span text:style-name="T24">A</text:span>ktivities, in denen er vorgegebene Wert-Einheit Kombinationen aus einer Liste auswählen kann, welche dann in die Calc Activity übernommen werden.</text:p>
      <text:p text:style-name="P59"/>
      <text:p text:style-name="P17">Drückt der Benutzer in den Select Aktivities auf den Button „Messe...“ (oder „Measure...“) gelangt er in <text:span text:style-name="T24">die Measure </text:span>Activities in denen er selbst mit seinem mobilen Gerät diese physikalische Größe <text:soft-page-break/>Messen kann. Der gemessene Wert wird über einen Button „OK“ in die entsprechende Calc Activi­ty übernommen.</text:p>
      <text:p text:style-name="P59"/>
      <text:h text:style-name="P82" text:outline-level="1"><text:bookmark-start text:name="__RefHeading__706_137335624"/>2.<text:tab/><text:tab/>Screenshots<text:bookmark-end text:name="__RefHeading__706_137335624"/></text:h>
      <text:p text:style-name="P18"><text:tab/>CalcTimeActivity<text:tab/><text:tab/>SelectDistanceActivity<text:tab/> <text:s text:c="2"/>MeasureDistanceActivity</text:p>
      <text:p text:style-name="P19"><draw:frame draw:style-name="fr2" draw:name="Bild6" text:anchor-type="as-char" svg:width="5.611cm" style:rel-width="33%" svg:height="8.969cm" style:rel-height="scale" draw:z-index="7"><draw:image xlink:href="../../Screenshots/02_Calc.png" xlink:type="simple" xlink:show="embed" xlink:actuate="onLoad"/></draw:frame><draw:frame draw:style-name="fr2" draw:name="Bild8" text:anchor-type="as-char" svg:width="5.611cm" style:rel-width="33%" svg:height="8.969cm" style:rel-height="scale" draw:z-index="8"><draw:image xlink:href="../../Screenshots/04_Select_Distance.png" xlink:type="simple" xlink:show="embed" xlink:actuate="onLoad"/></draw:frame><draw:frame draw:style-name="fr2" draw:name="Bild9" text:anchor-type="as-char" svg:width="5.611cm" style:rel-width="33%" svg:height="8.969cm" style:rel-height="scale" draw:z-index="9"><draw:image xlink:href="../../Screenshots/07_Measure_Distance.png" xlink:type="simple" xlink:show="embed" xlink:actuate="onLoad"/></draw:frame></text:p>
      <text:p text:style-name="P57"/>
      <text:p text:style-name="P19"><text:tab/><text:span text:style-name="T39">CalcTimeActivity<text:tab/><text:tab/>SelectSpeedActivity<text:tab/><text:tab/> <text:s text:c="2"/>MeasureSpeedActivity</text:span></text:p>
      <text:p text:style-name="P19"><draw:frame draw:style-name="fr2" draw:name="Bild7" text:anchor-type="as-char" svg:width="5.611cm" style:rel-width="33%" svg:height="8.931cm" style:rel-height="scale" draw:z-index="10"><draw:image xlink:href="../../Screenshots/03_Calc_DE.png" xlink:type="simple" xlink:show="embed" xlink:actuate="onLoad"/></draw:frame><draw:frame draw:style-name="fr2" draw:name="Bild11" text:anchor-type="as-char" svg:width="5.611cm" style:rel-width="33%" svg:height="8.969cm" style:rel-height="scale" draw:z-index="2"><draw:image xlink:href="../../Screenshots/05_Select_Speed.png" xlink:type="simple" xlink:show="embed" xlink:actuate="onLoad"/></draw:frame><draw:frame draw:style-name="fr2" draw:name="Bild10" text:anchor-type="as-char" svg:width="5.611cm" style:rel-width="33%" svg:height="8.969cm" style:rel-height="scale" draw:z-index="3"><draw:image xlink:href="../../Screenshots/09_Measure_Speed.png" xlink:type="simple" xlink:show="embed" xlink:actuate="onLoad"/></draw:frame></text:p>
      <text:p text:style-name="P55"/>
      <text:h text:style-name="P84" text:outline-level="1"><text:bookmark-start text:name="__RefHeading__221_137335624"/><text:span text:style-name="T38">3</text:span>.<text:tab/><text:tab/>Entwicklungsumgebung<text:bookmark-end text:name="__RefHeading__221_137335624"/></text:h>
      <text:p text:style-name="P13">Dieses Projekt unterscheidet sich von üblichen Android-Projekten dadurch, dass es nicht in der Programmiersprache Java sondern in Scala entwickelt wurde. Dadurch sind einige zusätzliche An­<text:soft-page-break/>passungen <text:span text:style-name="T8">der</text:span> Eclipse <text:span text:style-name="T8">Version von ADT</text:span> notwendig um den Quelltext kom<text:span text:style-name="T8">p</text:span>ilieren zu können.</text:p>
      <text:p text:style-name="P56"/>
      <text:h text:style-name="P86" text:outline-level="2"><text:bookmark-start text:name="__RefHeading__515_137335624"/><text:span text:style-name="T38">3</text:span>.1<text:tab/><text:tab/>Scala<text:bookmark-end text:name="__RefHeading__515_137335624"/></text:h>
      <text:p text:style-name="P13">Warum Scala und nicht Java? Scala-Quelltext ist in vielen Situationen kürzer und dadurch einfa­cher nachzuvollziehen als Java-Quelltext, da in Java viele Informationen doppelt und dreifach an­gegeben werden müssen. Zum Beispiel muss in Java beim Anlegen von Instanzvariablen für Ob­jekte immer der Klassenname mit angegeben werden, obwohl dieser oft noch in der selben Zeile wiederholt wird um das Objekt mit new zu erzeugen. Der Scala-Kompiler erlaubt es an vielen Stel­len Typbezeichnungen wegzulassen, an denen dieser den Typ aus dem Kontext selbst erschließen kann. Auch wenn Scala-Quelltext dadurch oft wie der einer dynamisch typisierten Programmier­sprache aussieht steckt dahinter ein statisches Typsystem.</text:p>
      <text:p text:style-name="P53"/>
      <text:p text:style-name="P22"><text:span text:style-name="T10">Ebenso wie neuerdings seit März in Java 8, gibt es in Scala schon seit Jahren </text:span>Lambda Expressi­ons, <text:span text:style-name="T10">die es ermöglichen anonyme Funktionen in einer kurzen Schreibweise zu deklarieren ohne sie manuell in einem Objekt zu kapseln (z.B. in Java üblicherweise als ein Runnable, für annony­me Funktionen die nur mit Seiteneffekte arbeiten). In Scala werden alle Methoden (auch jene in der Java-API) automatisch als first-class Objekte behandelt und können deshalb als Parameter verwendet werden (ebenfalls seit Java 8 mittels Methoden-Referenzen machbar).</text:span></text:p>
      <text:p text:style-name="P53"/>
      <text:p text:style-name="P20"><text:span text:style-name="T11">Methodennamen sind in Scala freier wählbar, so können z.B. die Zeichen +, -, * und / als Metho­dennamen verwendet werden (aber auch beliebige andere Unicode-Zeichen wie z.B. </text:span>≤, ≠, ÷, ∀, ∃, ¬, ∧, ∨, ⊕, ⊗, ∩, ∪, ∈, <text:span text:style-name="T20">etc. sofern diese nicht von der Sprache reserviert sind), was hier insbeson­dere bei den physikalischen Größen Anwendung findet. Zusammen mit der Möglichkeit teilweise den Punkt und die Klammern bei Methodenaufrufen wegzulassen (Infix-Notation) führt dies zu sehr schön lesbaren Quelltext.</text:span></text:p>
      <text:p text:style-name="P52"/>
      <text:p text:style-name="P23"><text:span text:style-name="T6">Eine großer V</text:span><text:span text:style-name="T11">orteil bieten sich auch durch das Schlüsselwort i</text:span>mplicit. <text:span text:style-name="T11">Das ist ein Umfangreiches und komplexes Thema, aber damit lassen sich z.B. eigene Wrapperklassen, wegzulassende Para­meterübergaben oder Typumwandlungen definieren, die der Kompiler automatisch dort anwendet wo sie benötigt werden.</text:span></text:p>
      <text:p text:style-name="P52"/>
      <text:p text:style-name="P24">Beispiel 1 aus der CalcDistanceActivity, um zwei SIValues zu Multiplizieren und in eine gewünsch­te Einheit zu bringen:</text:p>
      <text:p text:style-name="P62"/>
      <text:p text:style-name="P10">// Java:</text:p>
      <text:p text:style-name="P46"><text:span text:style-name="T27">public void</text:span> changed() {</text:p>
      <text:p text:style-name="P47"><text:s text:c="2"/><text:span text:style-name="T12">c</text:span>.setValue(</text:p>
      <text:p text:style-name="P47"><text:s text:c="4"/><text:span text:style-name="T12">a</text:span>.getValue()</text:p>
      <text:p text:style-name="P47"><text:s text:c="6"/>.multiply( <text:span text:style-name="T12">b</text:span>.getValue() )</text:p>
      <text:p text:style-name="P47"><text:s text:c="6"/>.toUnit( <text:span text:style-name="T12">c</text:span>.getValue().getUnit() )</text:p>
      <text:p text:style-name="P47"><text:s text:c="2"/>);</text:p>
      <text:p text:style-name="P47">}</text:p>
      <text:p text:style-name="P10">// Scala:</text:p>
      <text:p text:style-name="P47"><text:span text:style-name="T26">def</text:span> changed = <text:span text:style-name="T12">c</text:span> := (<text:span text:style-name="T12">a</text:span> * <text:span text:style-name="T13">b</text:span>) toUnit <text:span text:style-name="T13">c</text:span></text:p>
      <text:p text:style-name="P62"/>
      <text:p text:style-name="P24">Beispiel 2 aus der MeasureTimeActivity, um beim Drücken des ToggleButtons den Timer ein- bzw. auszuschalten:</text:p>
      <text:p text:style-name="P62"/>
      <text:p text:style-name="P10">// Java:</text:p>
      <text:p text:style-name="P47">butStartStop.setOnCheckedChangeListener(</text:p>
      <text:p text:style-name="P47"><text:s text:c="2"/><text:span text:style-name="T17">new</text:span> OnCheckedChangeListener(){</text:p>
      <text:p text:style-name="P47"><text:s text:c="4"/><text:span text:style-name="T19">@Override</text:span></text:p>
      <text:p text:style-name="P48"><text:s text:c="4"/><text:span text:style-name="T27">public void</text:span> onCheckedChanged(CompoundButton b, <text:span text:style-name="T27">boolean</text:span> state){</text:p>
      <text:p text:style-name="P48"><text:s text:c="6"/><text:span text:style-name="T27">i</text:span><text:span text:style-name="T26">f</text:span>(<text:span text:style-name="T4">state</text:span>) <text:span text:style-name="T12">timer</text:span>.start();</text:p>
      <text:p text:style-name="P48"><text:soft-page-break/><text:s text:c="6"/><text:span text:style-name="T27">else</text:span> <text:span text:style-name="T12">timer</text:span>.stop();</text:p>
      <text:p text:style-name="P47"><text:s text:c="4"/>}</text:p>
      <text:p text:style-name="P47"><text:s text:c="2"/>}</text:p>
      <text:p text:style-name="P47">);</text:p>
      <text:p text:style-name="P11">// Scala:</text:p>
      <text:p text:style-name="P47"><text:span text:style-name="T13">butStartStop</text:span> onChange { state =&gt;</text:p>
      <text:p text:style-name="P48"><text:s text:c="2"/><text:span text:style-name="T27">i</text:span><text:span text:style-name="T26">f</text:span>(state) <text:span text:style-name="T18">timer</text:span>.start</text:p>
      <text:p text:style-name="P48"><text:s text:c="2"/><text:span text:style-name="T27">else</text:span> <text:span text:style-name="T18">timer</text:span>.stop</text:p>
      <text:p text:style-name="P47">}</text:p>
      <text:p text:style-name="P63"/>
      <text:h text:style-name="P86" text:outline-level="2"><text:bookmark-start text:name="__RefHeading__225_137335624"/><text:span text:style-name="T38">3</text:span>.2<text:tab/><text:tab/>Eclipse-<text:span text:style-name="T7">Addons</text:span><text:bookmark-end text:name="__RefHeading__225_137335624"/></text:h>
      <text:p text:style-name="P8"><text:span text:style-name="T41">Um innerhalb von Eclipse in Scala zu programmieren gibt es das Eclipse-Addon ScalaIDE for Eclipse, welches unter </text:span><text:a xlink:type="simple" xlink:href="http://scala-ide.org/download/current.html"><text:span text:style-name="T41">http://scala-ide.org/download/current.html</text:span></text:a><text:span text:style-name="T41"> angeboten wird. </text:span></text:p>
      <text:p text:style-name="P65"/>
      <text:p text:style-name="P14">Der Scala-Kompiler erzeugt Java-Bytecode der wie jedes andere Java-Programm auch auf der JVM läuft. <text:span text:style-name="T8">Es werden jedoch für viele Funktionalitäten von Scala Klassen benötigt die nicht in der Standard Java-API vorhanden sind, weshalb oft die Scala Library (JAR-Datei) zu dem JVM-Class­path hinzugefügt werden muss.</text:span></text:p>
      <text:p text:style-name="P64"/>
      <text:p text:style-name="P7"><text:span text:style-name="T41">Dies ist für Android-Projekte, die in APK-Dateien ausgeliefert werden, nicht ganz so einfach, wes­halb es dafür das Eclipse-Addon AndroidScalaProguard gibts, welches dafür sorgt, dass </text:span><text:span text:style-name="T42">eine mini­mal große JAR-Datei (also nur die Klassen enthaltend, die auch benötigt werden) </text:span><text:span text:style-name="T41">in das APK-Archiv eingebunden wird. </text:span><text:span text:style-name="T43">Eine Anleitung zur Einrichtung gibt es unter </text:span><text:a xlink:type="simple" xlink:href="http://scala-ide.org/docs/tutorials/androiddevelopment/"><text:span text:style-name="T43">http://scala-ide.org/docs/tu­torials/androiddevelopment/</text:span></text:a><text:span text:style-name="T43">. </text:span></text:p>
      <text:p text:style-name="P66"/>
      <text:p text:style-name="P25">Für dieses Projekt wurde eine ScalaIDE für Scala 2.10.x verwendet, weil es bei mir mit der seit 21. April verfügbaren Version 2.11 zu Kompatibilitätsproblemen mit <text:s/>AndroidProguardScala kam.</text:p>
      <text:p text:style-name="P66"/>
      <text:h text:style-name="P84" text:outline-level="1"><text:bookmark-start text:name="__RefHeading__227_137335624"/><text:span text:style-name="T38">4</text:span>.<text:tab/><text:tab/>Pakete<text:bookmark-end text:name="__RefHeading__227_137335624"/></text:h>
      <text:p text:style-name="P26">Dieses Projekt ist in vier Pakete untergliedert:</text:p>
      <text:p text:style-name="P26">Das Paket <text:span text:style-name="T15">si</text:span><text:span text:style-name="T9"> </text:span>kümmert sich um die abstraktion von physikalischen Größen. In dem Paket <text:span text:style-name="T15">a</text:span><text:span text:style-name="T14">ctivities</text:span> liegen die 10 Activities dieses Projektes zusammen mit deren abstrakten Oberklassen, die das red­undante Verhalten der Activities generalisieren. <text:span text:style-name="T9">Eigene Views, die in den Layouts der Activities re­ferenziert werden, befinden sich im Paket </text:span><text:span text:style-name="T15">views</text:span><text:span text:style-name="T9">. Für die Zeit-, Geschwindigkeits- und Entfer­nungsmessung liegen im Paket </text:span><text:span text:style-name="T16">util</text:span><text:span text:style-name="T57"> wiederverwendbare Klassen um die Messung abstrakt von der Anwendung mittels Callback-Funktionen zu kapseln.</text:span></text:p>
      <text:p text:style-name="P67"/>
      <text:p text:style-name="P27">Beim lesen der Klassendiagramme der Pakete ist es wichtig auf die Einrückung zu achten, um die Sichtbarkeit (+, -, #) von einigen Operatorennamen (+, -, +=) unterscheiden zu können.</text:p>
      <text:p text:style-name="P68"/>
      <text:p text:style-name="P29">Die Methoden ohne Name, die direkt mit den Klammern beginnen, sind eine Kurzschreibweise von Scala, hierbei handelt es sich um Methoden mit dem Namen apply, die häufig für Konstruktorme­thoden in Begleitobjekten oder als Getter verwendet werden.</text:p>
      <text:p text:style-name="P68"/>
      <text:p text:style-name="P12">// Scala:</text:p>
      <text:p text:style-name="P49"><text:span text:style-name="T26">va</text:span><text:span text:style-name="T28">r</text:span> arr = Array(<text:span text:style-name="T23">1</text:span>, <text:span text:style-name="T23">2</text:span>, <text:span text:style-name="T23">3</text:span>)</text:p>
      <text:p text:style-name="P49"><text:span text:style-name="T26">va</text:span><text:span text:style-name="T28">r</text:span> elem = arr(<text:span text:style-name="T23">0</text:span>)</text:p>
      <text:p text:style-name="P12">// Java:</text:p>
      <text:p text:style-name="P49">Array&lt;Integer&gt; arr = Array$.apply&lt;Integer&gt;(1, 2, 3);</text:p>
      <text:p text:style-name="P12"><text:s text:c="2"/>// Entspricht: int[] arr = new int[]{1, 2, 3};</text:p>
      <text:p text:style-name="P49">Integer elem = arr.apply(0);</text:p>
      <text:p text:style-name="P12"><text:s text:c="2"/>// Entspricht: int elem = arr[0];</text:p>
      <text:h text:style-name="P86" text:outline-level="2"><text:bookmark-start text:name="__RefHeading__229_137335624"/><text:soft-page-break/><text:span text:style-name="T38">4</text:span>.1<text:tab/><text:tab/><text:span text:style-name="T9">si</text:span><text:bookmark-end text:name="__RefHeading__229_137335624"/></text:h>
      <text:p text:style-name="P64"><draw:frame draw:style-name="fr3" draw:name="Bild1" text:anchor-type="paragraph" svg:width="15.81cm" style:rel-width="93%" svg:height="11.09cm" style:rel-height="scale" draw:z-index="4"><draw:image xlink:href="../Grafiken/si.png" xlink:type="simple" xlink:show="embed" xlink:actuate="onLoad"/></draw:frame></text:p>
      <text:p text:style-name="P30">Der Kern dieses Paketes ist die Klasse SIValue. Ein SIValue Objekt stellt eine physikalische Größe dar, die sich aus einem Zahlenwert (value) und einer Maßeinheit (unit) zusammensetzt. Da SIUnit Objekte nicht serialisierbar sind, <text:span text:style-name="T21">bietet die SIValue Klasse die Methode serialize an, die ein seriali­sierbares Objekt erstellt (aus </text:span>Zahlenwert<text:span text:style-name="T21">, Einheitenabkürzung und Einheitentypenname), was be­nötigt wird um SIValue-Objekte zwischen Activities auszutauschen.</text:span></text:p>
      <text:p text:style-name="P70"/>
      <text:p text:style-name="P31">Physikalische Einheiten (SIUnit), wie Meter oder Sekunden, gehören immer eine<text:span text:style-name="T30">m</text:span> bestimmten Typ, wie Länge (SIDistance) oder Zeit (SITime), an, die in der Multiplikation oder Division andere Einheiten ergeben. Verschiedene Einheiten des selben Types wie z.B. Lichtjahre und Meilen ha­ben eine Abkürzung (abbreviation) und lassen sich mittels bekannten Umrechnungsmultiplikator (baseUnitMultiplier) in eine Basiseinheit umrechnen (toBaseUnit), und darüber in beliebige andere Einheiten umwandeln (fromBaseUnit).</text:p>
      <text:p text:style-name="P71"/>
      <text:p text:style-name="P31">Um das richtige Einheitenobjekt über eine bekannte Abkürzung zu finden gibt es die Begleitobjekte (Schlüsselwort: object) SISpeed$, SIDistance$ und SITime$ <text:span text:style-name="T22">die eine gemeinsame „Oberklasse“ SIUnitType haben um deren gemeinsames Verhalten zu generalisieren. Diese haben jeweils ge­trennt voneinander eine eigene Map, was wichtig ist, weil z.B. die Abkürzung „m“ sowohl für Meter, als auch Minuten stehen kann.</text:span></text:p>
      <text:p text:style-name="P71"/>
      <text:p text:style-name="P28">Ebenso können die gewünschten Begleitobjekte mittels deren Namen (z.B. „Geschwindigkeit“) über das Begleitobjekt SIUnitType$ gefunden werden (für die Serialisierung).</text:p>
      <text:p text:style-name="P69"/>
      <text:p text:style-name="P28">Die Strings für die Einheitentypennamen und die Einheitenabkürzungen werden aus Android String- bzw. String-Array-Ressourcen entnommen und beinhalten dadurch sprachliche Unterschie­de. So wird z.B. die astronomische Einheit in Deutschland mit AE abgekürzt und nicht mit dem in­ternationalen AU für Astronomical Unit.</text:p>
      <text:h text:style-name="P86" text:outline-level="2"><text:bookmark-start text:name="__RefHeading__231_137335624"/><text:soft-page-break/><text:span text:style-name="T38">4</text:span>.2<text:tab/><text:tab/><text:span text:style-name="T9">a</text:span>ctivities<text:bookmark-end text:name="__RefHeading__231_137335624"/></text:h>
      <text:p text:style-name="P61"><draw:frame draw:style-name="fr3" draw:name="Bild2" text:anchor-type="paragraph" svg:width="16.15cm" style:rel-width="95%" svg:height="10.509cm" style:rel-height="scale" draw:z-index="1"><draw:image xlink:href="../Grafiken/activities.png" xlink:type="simple" xlink:show="embed" xlink:actuate="onLoad"/></draw:frame></text:p>
      <text:p text:style-name="P50"><text:span text:style-name="T40">Alle Activities in diesem Projekt leiten sich von der abstrakten Oberklasse ASimpleActivity ab, wel­che den Unterklassen u.a. die Arbeit abnimmt das Layout in der onCreate Methode zu setzen, wozu diese wiederum lediglich einzeilig die Methode getLayoutID implementieren müssen (z.B.: </text:span><text:span text:style-name="T25">def</text:span><text:span text:style-name="T2"> getLayoutID = R.layout.</text:span><text:span text:style-name="T29">activity_calc_distance</text:span><text:span text:style-name="T40">).</text:span></text:p>
      <text:p text:style-name="P55"/>
      <text:p text:style-name="P32">Die MainActivity und die Select Activities haben gemeinsam das auf ihnen nur Buttons aufgelistet werden, weshalb das Verhalten die Buttons zu erstellen und ihnen Aktionen (Listener) zuzuweisen in der abstrakten Klasse AButtonsActivity generalisiert wird. Der <text:span text:style-name="T31">zweite </text:span>Parameter <text:span text:style-name="T31">(nach dem Pfeil)</text:span> der += Methode, welche Buttons hinzufügt, kann entweder eine Activity-Klasse sein, wodurch bei einem Klick dann <text:span text:style-name="T31">die Activity geöffnet wird</text:span>, oder eine beliebige <text:span text:style-name="T31">Funktion mit Seiteneffekt</text:span> <text:span text:style-name="T31">sein,</text:span> <text:span text:style-name="T31">die dann ausgeführt wird.</text:span></text:p>
      <text:p text:style-name="P51"/>
      <text:p text:style-name="P33"><text:span text:style-name="T32">Für die Calc Activities generalisiert die abstrakte ACalcActivity Klasse gemeinsames Verhalten. Die Layouts für die Calc Activities definieren für jede Activity zwei Eingabe und ein Eingabeview (siehe </text:span><text:span text:style-name="T33">Abschnitt </text:span><text:span text:style-name="T36">4</text:span><text:span text:style-name="T33">.3</text:span><text:span text:style-name="T32">), die über die Variablen a, b und c referenziert werden können. Die konkreten Unterl­klassen von ACalcActivity implementieren die changed Methode, die aufgerufen wird, wenn sich bei einem der Eingabeviews der Wert ändert, welche die Rechenvorschrift vorgibt mit welcher der Wert des Ausgabeviews berechnet wird (siehe Beispiel 1 von Abschnitt </text:span><text:span text:style-name="T36">3</text:span><text:span text:style-name="T32">.1).</text:span></text:p>
      <text:p text:style-name="P72"><text:span text:style-name="T32"/></text:p>
      <text:p text:style-name="P34"><text:span text:style-name="T32">Die onActivityResult-Methoden in ACalcActivity und ASelectActivity bekommen als Rückgabewert einer geöffneten Unteractivity ein </text:span><text:span text:style-name="T35">Intent das ein</text:span><text:span text:style-name="T32"> </text:span><text:span text:style-name="T34">serialisiertes </text:span><text:span text:style-name="T32">SIValue-Objekt </text:span><text:span text:style-name="T35">enthält</text:span><text:span text:style-name="T32">, </text:span><text:span text:style-name="T35">welches ent­weder</text:span><text:span text:style-name="T32"> </text:span><text:span text:style-name="T35">vom</text:span><text:span text:style-name="T32"> Benutzer ausgewählt oder gemessen </text:span><text:span text:style-name="T35">wurde</text:span><text:span text:style-name="T32">. </text:span><text:span text:style-name="T34">Die ASelectActivity Unterklassen reichen d</text:span><text:span text:style-name="T35">as Intent</text:span><text:span text:style-name="T34"> als Rückgabewert an die ACalcActivity </text:span><text:span text:style-name="T35">weiter von der </text:span><text:span text:style-name="T34">sie aufgerufen </text:span><text:span text:style-name="T35">wurden.</text:span><text:span text:style-name="T34"> </text:span><text:span text:style-name="T35">D</text:span><text:span text:style-name="T34">ie ACal­cActivity Unterklassen reichen das </text:span><text:span text:style-name="T35">Intent</text:span><text:span text:style-name="T34"> weiter an </text:span><text:span text:style-name="T35">die onResult-Methode</text:span><text:span text:style-name="T34"> des SIValueInput-Views, dessen „...“-Button gedrückt wurde (siehe Abschnitt </text:span><text:span text:style-name="T36">4</text:span><text:span text:style-name="T34">.3).</text:span></text:p>
      <text:p text:style-name="P51"/>
      <text:h text:style-name="P85" text:outline-level="2"><text:bookmark-start text:name="__RefHeading__233_137335624"/><text:soft-page-break/><text:span text:style-name="T38">4</text:span>.3<text:tab/><text:tab/><text:span text:style-name="T9">v</text:span>iews<text:bookmark-end text:name="__RefHeading__233_137335624"/></text:h>
      <text:p text:style-name="P73"><draw:frame draw:style-name="fr3" draw:name="Bild3" text:anchor-type="paragraph" svg:width="15.3cm" style:rel-width="90%" svg:height="9.88cm" style:rel-height="scale" draw:z-index="0"><draw:image xlink:href="../Grafiken/views.png" xlink:type="simple" xlink:show="embed" xlink:actuate="onLoad"/></draw:frame></text:p>
      <text:p text:style-name="P35">Die Klasse ChartView stellt grafisch ein zweidimensionales Koordinatensystem dar, welches in der MesasureSpeedActivity verwendet wird um die Geschwindigkeit über die Zeit darzustellen. Dabei werden maximal die letzten 7 Punkte angezeigt und die Anzeige passt sich dynamisch an den größten <text:span text:style-name="T44">und kleinsten</text:span> X- und Y-Werten an <text:span text:style-name="T37">(die Achsenstriche stellen also keine konstante, sondern eine, zu den anderen Punkten, relative Geschwindigkeit und Zeit dar)</text:span>.</text:p>
      <text:p text:style-name="P74"/>
      <text:p text:style-name="P36">Um in den Calc Activities mit den physikalischen Größen zu interagieren existieren in diesem Packet die beiden Views SIValueOutput und SIValueInput. Für das Berechnungsergebnis ist das SIValueOutput- und für die beiden Berechnungseingabe das SIValueInput-View zuständig.</text:p>
      <text:p text:style-name="P75"/>
      <text:p text:style-name="P36">Über die callback-Funktion erfährt die Calc Activity, dass sich eine der beiden Eingabevariablen geändert hat und die Ausgabe deshalb neu berechnet werden muss. <text:span text:style-name="T45">Der Typ dieser Instanzvaria­ble ist nicht „Function“ wie im Diagramm dargestellt sondern Function1[Unit, Unit] (Generische Pa­rameter stehen in eckigen, nicht in spitzen Klammern), oder auch in Scala Funktions-Syntax: „Unit =&gt; Unit“. Den Typ Unit sollte hierbei nicht missverstanden werden, es handelt sich nicht um eine physikalische Einheit (wie SIUnit), sondern eine von Scala vorgegebene Klasse die isomorph zu dem Java-Schlüsselwort void verstanden werden kann. Es handelt sich also um eine Funktion ohne Parameter und ohne Rückgabewert, die nur mit Seiteneffekten arbeitet, so wie Objekte die das Java-Interface Runnable implementieren.</text:span></text:p>
      <text:p text:style-name="P75"/>
      <text:p text:style-name="P37">SIValueOutput-Objekte enthalten unter anderem die interaktiven Android Widgets EditText und Spinner. <text:span text:style-name="T46">Das EditText zeigt den Zahlenwert des SIValues an und erlaubt diesen in der SIValueIn­put Unterklasse zu bearbeiten. Für die Einheit des SIValue Objektes ist analog dazu das Spinner Widget zuständig, welches beim Ändern der Einheit den Zahlenwert entsprechend von der alten in die neue Einheit umrechnet.</text:span></text:p>
      <text:p text:style-name="P76"/>
      <text:p text:style-name="P38">Da die SIValueOutput Klasse in sich ziemlich viel Funktionalität vereinigt <text:span text:style-name="T47">und mit vielen Objekten interagiert</text:span>, wird das SIValue Objekt und die Interaktion damit (Wert ändern, Einheit ändern, Beides <text:soft-page-break/>ändern, EditText ändern, Spinner ändern, etc.) über die SIValueMediator Klasse <text:span text:style-name="T47">gekapselt</text:span> <text:span text:style-name="T47">(siehe Mediator-Pattern, GoF:273)</text:span>.</text:p>
      <text:p text:style-name="P77"/>
      <text:p text:style-name="P21"><text:span text:style-name="T56">Weil jede Calc Activity Referenzen für zwei SIValueInput Objekte besitzt, wird ein Mechanismus benötigt um erkennen zu können, für welches der beiden Objekte ein Ergebnis, über die onActivi­tyResult-Methode, eingegangen ist (siehe Abschnitt 4.2). Dazu teilt das SIValueInput Begleitobjekt SIValueInput$ diesen bei ihrer Erstellung eine eindeutige ID mit, die der aufzurufenden Select Acti­vity übergeben wird. Über diese Ganzzahlige ID, welche der onActivityResult-Methode übergeben wird, kann das richtige SIValueInput-Objekt in der Map des Begleitobjektes gefunden werden (mit der apply-Methode).</text:span></text:p>
      <text:p text:style-name="P58"/>
      <text:h text:style-name="Heading_20_2" text:outline-level="2"><text:bookmark-start text:name="__RefHeading__953_564455871"/><text:span text:style-name="T54">4</text:span><text:span text:style-name="T53">.4<text:tab/><text:tab/></text:span><text:span text:style-name="T55">u</text:span><text:span text:style-name="T53">til</text:span><text:bookmark-end text:name="__RefHeading__953_564455871"/></text:h>
      <text:p text:style-name="P78"><draw:frame draw:style-name="fr4" draw:name="Bild4" text:anchor-type="paragraph" svg:y="0.222cm" svg:width="17cm" style:rel-width="100%" svg:height="16.311cm" style:rel-height="scale" draw:z-index="5"><draw:image xlink:href="../Grafiken/util.png" xlink:type="simple" xlink:show="embed" xlink:actuate="onLoad"/></draw:frame></text:p>
      <text:p text:style-name="P39">Die Klasse Timer realisiert über einen zusätzlichen eigenen Thread die Funktionalität einer Stopp­uhr, die kontinuierlich während sie läuft über die callback-Funktion ihren aktuellen Anzeigewert der <text:soft-page-break/>Activity mitteilt. Eine Referenz auf die Activity wird dabei benötigt um die callback-Methode nicht in­nerhalb des eigenen Threads auszuführen, sondern im Kontext der Activity, weil andere Threads nicht über die ausreichenden Berechtigungen verfügen, um die Widgets der Activity verändern zu dürfen.</text:p>
      <text:p text:style-name="P78"/>
      <text:p text:style-name="P40">Das Objekt GPS$ bietet zum einen eine einfache Möglichkeit Location Objekte im Quelltext zu er­zeugen, und zum anderem besitzt sie die Factory Methode (siehe Factory Method Pattern, GoF:107) start, welche ein Objekt des traits GPS$.Listener erstellt. (Scala hat keine Interfaces, da­für aber Traits, die zusätzlich auch Instanzvariablen und Methoden­implementierungen enthalten können. Dadurch sind sie ziemlich ähnlich zu abstrakten Klassen, er­möglichen aber anders als diese Mehrfachvererbung.)</text:p>
      <text:p text:style-name="P79"/>
      <text:p text:style-name="P42">GPS$.Listener wird von der abstrakten Klasse GPSCommon und dessen Subklassen GPSManual und GPSFused realisiert. GPSCommon <text:span text:style-name="T48">generalisiert das Verhalten das für beide Unterklassen identisch ist.</text:span></text:p>
      <text:p text:style-name="P80"/>
      <text:p text:style-name="P43">Mit GPSManual habe ich zunächst selbst den manuellen Zugriff über den Android LocationMana­ger auf das GPS Modul programmiert. Später bin ich mit der Klasse GPSFused auf den neueren Location Client des Google Play Services gewechselt, welcher die verschiedenen Sensoren des mobilen Gerätes (GPS, WiFi, Akkumulator, etc.) kombiniert um genauere Location-Objekte zu er­zeugen. Welche der beiden Realisierungen des GPS$.Listener „Interfaces“ verwendet wird, ist im GPS$ Objekt transparent für die Anwendung festgelegt (transparent im Sinne von Information Hi­ding). Durch diese Architektur kann einfach die eine gegen die andere Realisierung ausgetauscht werden, da sich beide zur Anwendung hin identisch verhalten.</text:p>
      <text:p text:style-name="P80"/>
      <text:p text:style-name="P43">Mit der timing Variable, welche vom Benutzer in der Activity über ein <text:span text:style-name="T49">SeekBar</text:span>-Widget gesteuert werden kann, wird der minimale Zeitabstand zwischen zwei Location-Objekten <text:span text:style-name="T50">unverbindlich ein­gestellt.</text:span></text:p>
      <text:p text:style-name="P81"/>
      <text:p text:style-name="P44">Sowohl die MeasureDistanceActivity, als auch die MeasureSpeedActivity, bekommen von der sel­ben GPS$.Listener Klasse ihre Location-Objekte über die callback-Funktion. Sie Unterscheiden sich lediglich in der Auswertung und in der Darstellung der <text:span text:style-name="T50">Location-</text:span>Objekte. Die MeasureDistan­ceActivity berechnet die Distanz aus der aktuellen und der vorherigen Location und summiert diese <text:span text:style-name="T50">über den gesamten Messzeitraum </text:span>auf. MeasureSpeedActivity berechnet ebenso die Distanz, divi­diert diese jedoch durch die vergangene Zeit zwischen beiden Messwerten um die Geschwindig­keit zu berechnen. Statt die Geschwindigkeiten <text:span text:style-name="T50">lediglich </text:span>zu summieren, wird <text:span text:style-name="T50">diese noch durch die Anzahl der Messpunkte dividiert um die</text:span> Durchschnitts<text:span text:style-name="T50">geschwindigkeit zu</text:span> berechne<text:span text:style-name="T50">n (ein Wechsel des Timings während einer Messung verfälscht das Messergebnis zugunsten der Messzeiträume mit einer höherer Messfrequenz)</text:span>.</text:p>
      <text:p text:style-name="P42"/>
      <text:p text:style-name="P41"/>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1" svg:font-family="Consolas" style:font-adornments="Standard"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language="de" fo:country="DE" officeooo:rsid="000bb69f" officeooo:paragraph-rsid="000bb69f" style:font-size-asian="8pt" style:font-size-complex="8pt"/>
    </style:style>
    <style:style style:name="MP2" style:family="paragraph" style:parent-style-name="Footer">
      <style:text-properties fo:font-size="8pt" fo:language="de" fo:country="DE" officeooo:rsid="000bb69f" officeooo:paragraph-rsid="000bb69f" style:font-size-asian="8pt" style:font-size-complex="8pt"/>
    </style:style>
    <style:style style:name="MT1" style:family="text">
      <style:text-properties fo:color="#000000" style:text-underline-style="none"/>
    </style:style>
    <style:style style:name="MT2" style:family="text">
      <style:text-properties officeooo:rsid="001b054a"/>
    </style:style>
    <style:style style:name="MT3" style:family="text">
      <style:text-properties style:use-window-font-color="true"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s://blackpinguin.de/"><text:span text:style-name="MT1">Robin Christopher Ladiges</text:span></text:a><text:tab/><text:span text:style-name="MT2">Mobile Systeme</text:span><text:tab/><text:span text:style-name="MT2">2014</text:span>-<text:span text:style-name="MT2">06</text:span>-<text:span text:style-name="MT2">29</text:span></text:p>
        <text:p text:style-name="MP1">Matrikel-Nr.: 1978865<text:tab/>„<text:span text:style-name="MT2">Sind wir schon da?“ Dokumentation</text:span><text:tab/></text:p>
      </style:header>
      <style:footer>
        <text:p text:style-name="MP2"><text:a xlink:type="simple" xlink:href="http://www.haw-hamburg.de/"><text:span text:style-name="MT3">Hochschule für Angewandte Wissenschaften Hamburg</text:span></text:a>, <text:a xlink:type="simple" xlink:href="http://www.haw-hamburg.de/nc/medientechnik.html"><text:span text:style-name="MT3">Department Medientechnik</text:span></text:a>, <text:a xlink:type="simple" xlink:href="http://www.haw-hamburg.de/medientechnik/studiengaenge/media-systems.html"><text:span text:style-name="MT3">Media Systems</text:span></text:a><text:tab/>Seite <text:page-number text:select-page="current">10</text:page-number> von <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0M</meta:editing-duration>
    <meta:editing-cycles>113</meta:editing-cycles>
    <meta:generator>LibreOffice/4.2.1.1$Windows_x86 LibreOffice_project/d7dbbd7842e6a58b0f521599204e827654e1fb8b</meta:generator>
    <dc:date>2014-06-29T03:59:41.408000000</dc:date>
    <dc:creator>Robin Christopher Ladiges</dc:creator>
    <meta:document-statistic meta:table-count="0" meta:image-count="11" meta:object-count="0" meta:page-count="10" meta:paragraph-count="114" meta:word-count="2330" meta:character-count="17257" meta:non-whitespace-character-count="14954"/>
    <meta:user-defined meta:name="Info 1"/>
    <meta:user-defined meta:name="Info 2"/>
    <meta:user-defined meta:name="Info 3"/>
    <meta:user-defined meta:name="Info 4"/>
  </office:meta>
</office:document-meta>
</file>